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Lucida Grande" svg:font-family="'Lucida Grande', Tahoma, Verdan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in" fo:margin-right="0in" fo:widows="1" fo:text-indent="0in" style:auto-text-indent="fals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10" style:family="paragraph" style:parent-style-name="Standard" style:list-style-name="L1"/>
    <style:style style:name="T1" style:family="text">
      <style:text-properties fo:font-variant="normal" fo:text-transform="none" fo:color="#000000" style:font-name="Lucida Grande" fo:font-size="9pt" fo:letter-spacing="normal" fo:font-style="normal" fo:font-weight="normal"/>
    </style:style>
    <style:style style:name="T2" style:family="text">
      <style:text-properties fo:font-variant="normal" fo:text-transform="none" fo:color="#000000" fo:font-size="9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646464"/>
    </style:style>
    <style:style style:name="T8" style:family="text">
      <style:text-properties fo:color="#2a00ff"/>
    </style:style>
    <style:style style:name="T9" style:family="text">
      <style:text-properties fo:color="#6a3e3e"/>
    </style:style>
    <style:style style:name="T10" style:family="text">
      <style:text-properties fo:color="#3f7f5f"/>
    </style:style>
    <style:style style:name="T11" style:family="text">
      <style:text-properties style:text-underline-style="solid" style:text-underline-width="auto" style:text-underline-color="font-color"/>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ốt nhất là ta dùng excel để chứa data dùng để input vào. Vì data để input vào thường sẽ do tester thay đổi. Ví dụ dùng username kết hợp với password gì. Sau do ta dung data provider cua testng de lay data tu excel. Khi khai bao' mang trong java, phai co' row va column neu khong se bi nullpointer</text:p>
      <text:p text:style-name="P2"><text:span text:style-name="T5">Object[][] </text:span><text:span text:style-name="T9">ob</text:span><text:span text:style-name="T5"> = </text:span><text:span text:style-name="T4">new</text:span><text:span text:style-name="T5"> Object[</text:span><text:span text:style-name="T9">sheet</text:span><text:span text:style-name="T5">.getLastRowNum()+1][4];</text:span></text:p>
      <text:p text:style-name="P4"/>
      <text:p text:style-name="P4">File execel</text:p>
      <text:p text:style-name="P4"/>
      <text:p text:style-name="P4"><draw:frame draw:style-name="fr1" draw:name="Object1" text:anchor-type="paragraph" svg:width="7.2665in" svg:height="1.0752in" draw:z-index="0"><draw:object xlink:href="./Object 1" xlink:type="simple" xlink:show="embed" xlink:actuate="onLoad"/><draw:image xlink:href="./ObjectReplacements/Object 1" xlink:type="simple" xlink:show="embed" xlink:actuate="onLoad"/></draw:frame></text:p>
      <text:p text:style-name="P4"/>
      <text:p text:style-name="P4"/>
      <text:p text:style-name="P4"><text:span text:style-name="T4">package</text:span> com.pkg.pa;</text:p>
      <text:p text:style-name="P8"/>
      <text:p text:style-name="P8"><text:span text:style-name="T4">import</text:span><text:span text:style-name="T5"> java.io.FileInputStream;</text:span></text:p>
      <text:p text:style-name="P8"><text:span text:style-name="T4">import</text:span><text:span text:style-name="T5"> java.io.IOException;</text:span></text:p>
      <text:p text:style-name="P8"/>
      <text:p text:style-name="P8"><text:span text:style-name="T4">import</text:span><text:span text:style-name="T5"> org.apache.poi.hssf.usermodel.HSSFWorkbook;</text:span></text:p>
      <text:p text:style-name="P8"><text:span text:style-name="T4">import</text:span><text:span text:style-name="T5"> org.apache.poi.ss.usermodel.Row;</text:span></text:p>
      <text:p text:style-name="P8"><text:span text:style-name="T4">import</text:span><text:span text:style-name="T5"> org.apache.poi.ss.usermodel.Sheet;</text:span></text:p>
      <text:p text:style-name="P8"><text:span text:style-name="T4">import</text:span><text:span text:style-name="T5"> org.apache.poi.ss.usermodel.Workbook;</text:span></text:p>
      <text:p text:style-name="P8"><text:span text:style-name="T4">import</text:span><text:span text:style-name="T5"> org.testng.annotations.DataProvider;</text:span></text:p>
      <text:p text:style-name="P8"/>
      <text:p text:style-name="P8"><text:span text:style-name="T4">public</text:span><text:span text:style-name="T5"> </text:span><text:span text:style-name="T4">class</text:span><text:span text:style-name="T5"> DataProviderClass {</text:span></text:p>
      <text:p text:style-name="P7"><text:tab/></text:p>
      <text:p text:style-name="P8"><text:span text:style-name="T5"><text:tab/></text:span><text:span text:style-name="T7">@DataProvider</text:span><text:span text:style-name="T5">(name=</text:span><text:span text:style-name="T8">"DataProvider"</text:span><text:span text:style-name="T5">)</text:span></text:p>
      <text:p text:style-name="P8"><text:span text:style-name="T5"><text:tab/></text:span><text:span text:style-name="T4">public</text:span><text:span text:style-name="T5"> </text:span><text:span text:style-name="T4">static</text:span><text:span text:style-name="T5"> Object[][] DataProviderMethod() </text:span><text:span text:style-name="T4">throws</text:span><text:span text:style-name="T5"> IOException{</text:span></text:p>
      <text:p text:style-name="P7"><text:tab/><text:tab/></text:p>
      <text:p text:style-name="P7"><text:tab/><text:tab/></text:p>
      <text:p text:style-name="P8"><text:span text:style-name="T5"><text:tab/><text:tab/></text:span><text:span text:style-name="T10">/*return new Object[][]{</text:span></text:p>
      <text:p text:style-name="P9"><text:tab/><text:tab/><text:tab/>{"1","","","as"},</text:p>
      <text:p text:style-name="P9"><text:tab/><text:tab/><text:tab/>{"1","<text:span text:style-name="T11">minhqlrt</text:span>","password","as"},</text:p>
      <text:p text:style-name="P9"><text:tab/><text:tab/>};*/</text:p>
      <text:p text:style-name="P7"><text:tab/><text:tab/></text:p>
      <text:p text:style-name="P7"><text:tab/><text:tab/></text:p>
      <text:p text:style-name="P7"><text:tab/><text:tab/></text:p>
      <text:p text:style-name="P8"><text:span text:style-name="T5"><text:tab/><text:tab/>FileInputStream </text:span><text:span text:style-name="T9">in</text:span><text:span text:style-name="T5"> = </text:span><text:span text:style-name="T4">new</text:span><text:span text:style-name="T5"> FileInputStream(</text:span><text:span text:style-name="T8">"D:\\eclipseee\\workplace\\SimpleSiteTestCase\\testdata.xls"</text:span><text:span text:style-name="T5">);</text:span></text:p>
      <text:p text:style-name="P8"><text:span text:style-name="T5"><text:tab/><text:tab/>Workbook </text:span><text:span text:style-name="T9">workbook</text:span><text:span text:style-name="T5"> = </text:span><text:span text:style-name="T4">new</text:span><text:span text:style-name="T5"> HSSFWorkbook(</text:span><text:span text:style-name="T9">in</text:span><text:span text:style-name="T5">);</text:span></text:p>
      <text:p text:style-name="P8"><text:span text:style-name="T5"><text:tab/><text:tab/>Sheet </text:span><text:span text:style-name="T9">sheet</text:span><text:span text:style-name="T5"> = </text:span><text:span text:style-name="T9">workbook</text:span><text:span text:style-name="T5">.getSheet(</text:span><text:span text:style-name="T8">"Sheet1"</text:span><text:span text:style-name="T5">);</text:span></text:p>
      <text:p text:style-name="P8"><text:span text:style-name="T5"><text:tab/><text:tab/>Object[][] </text:span><text:span text:style-name="T9">ob</text:span><text:span text:style-name="T5"> = </text:span><text:span text:style-name="T4">new</text:span><text:span text:style-name="T5"> Object[</text:span><text:span text:style-name="T9">sheet</text:span><text:span text:style-name="T5">.getLastRowNum()][4];</text:span></text:p>
      <text:p text:style-name="P8"><text:span text:style-name="T5"><text:tab/><text:tab/></text:span><text:span text:style-name="T4">int</text:span><text:span text:style-name="T5"> </text:span><text:span text:style-name="T9">i</text:span><text:span text:style-name="T5">=0;</text:span></text:p>
      <text:p text:style-name="P8"><text:span text:style-name="T5"><text:tab/><text:tab/></text:span><text:span text:style-name="T4">for</text:span><text:span text:style-name="T5">(</text:span><text:span text:style-name="T4">int</text:span><text:span text:style-name="T5"> </text:span><text:span text:style-name="T9">excelRow</text:span><text:span text:style-name="T5">=1;</text:span><text:span text:style-name="T9">excelRow</text:span><text:span text:style-name="T5">&lt;</text:span><text:span text:style-name="T9">sheet</text:span><text:span text:style-name="T5">.getLastRowNum()+1;</text:span><text:span text:style-name="T9">excelRow</text:span><text:span text:style-name="T5">++){</text:span></text:p>
      <text:p text:style-name="P8"><text:span text:style-name="T5"><text:tab/><text:tab/><text:tab/>Row </text:span><text:span text:style-name="T9">row</text:span><text:span text:style-name="T5"> = </text:span><text:span text:style-name="T9">sheet</text:span><text:span text:style-name="T5">.getRow(</text:span><text:span text:style-name="T9">excelRow</text:span><text:span text:style-name="T5">); </text:span></text:p>
      <text:p text:style-name="P8"><text:span text:style-name="T5"><text:tab/><text:tab/><text:tab/></text:span><text:span text:style-name="T4">int</text:span><text:span text:style-name="T5"> </text:span><text:span text:style-name="T9">j</text:span><text:span text:style-name="T5">=0;</text:span></text:p>
      <text:p text:style-name="P8"><text:span text:style-name="T5"><text:tab/><text:tab/><text:tab/></text:span><text:span text:style-name="T4">for</text:span><text:span text:style-name="T5">(</text:span><text:span text:style-name="T4">int</text:span><text:span text:style-name="T5"> </text:span><text:span text:style-name="T9">excelCell</text:span><text:span text:style-name="T5">=0;</text:span><text:span text:style-name="T9">excelCell</text:span><text:span text:style-name="T5">&lt;</text:span><text:span text:style-name="T9">row</text:span><text:span text:style-name="T5">.getLastCellNum();</text:span><text:span text:style-name="T9">excelCell</text:span><text:span text:style-name="T5">++){</text:span></text:p>
      <text:p text:style-name="P8"><text:span text:style-name="T5"><text:tab/><text:tab/><text:tab/><text:tab/></text:span><text:span text:style-name="T9">ob</text:span><text:span text:style-name="T5">[</text:span><text:span text:style-name="T9">i</text:span><text:span text:style-name="T5">][</text:span><text:span text:style-name="T9">j</text:span><text:span text:style-name="T5">] = </text:span><text:span text:style-name="T9">row</text:span><text:span text:style-name="T5">.getCell(</text:span><text:span text:style-name="T9">excelCell</text:span><text:span text:style-name="T5">).getStringCellValue();</text:span></text:p>
      <text:p text:style-name="P8"><text:span text:style-name="T5"><text:tab/><text:tab/><text:tab/><text:tab/></text:span><text:span text:style-name="T9">j</text:span><text:span text:style-name="T5">++;</text:span></text:p>
      <text:p text:style-name="P7"><text:tab/><text:tab/><text:tab/>}</text:p>
      <text:p text:style-name="P8"><text:span text:style-name="T5"><text:tab/><text:tab/><text:tab/></text:span><text:span text:style-name="T9">i</text:span><text:span text:style-name="T5">++;</text:span></text:p>
      <text:p text:style-name="P7"><text:tab/><text:tab/>}</text:p>
      <text:p text:style-name="P8"><text:span text:style-name="T5"><text:tab/><text:tab/></text:span><text:span text:style-name="T9">workbook</text:span><text:span text:style-name="T5">.close();</text:span></text:p>
      <text:p text:style-name="P8"><text:span text:style-name="T5"><text:tab/><text:tab/></text:span><text:span text:style-name="T4">return</text:span><text:span text:style-name="T5"> </text:span><text:span text:style-name="T9">ob</text:span><text:span text:style-name="T5">;</text:span></text:p>
      <text:p text:style-name="P7"><text:tab/>}</text:p>
      <text:p text:style-name="P7">}</text:p>
      <text:p text:style-name="P7"><text:tab/></text:p>
      <text:p text:style-name="P4"/>
      <text:p text:style-name="P4"><text:soft-page-break/><text:tab/></text:p>
      <text:p text:style-name="P4"/>
      <text:p text:style-name="P4"><text:tab/></text:p>
      <text:p text:style-name="P4"/>
      <text:p text:style-name="P4"/>
      <text:p text:style-name="P4">Object[][] la` multidimensional chua duoc bang nhieu hang nhieu cot</text:p>
      <text:p text:style-name="Standard"><text:a xlink:type="simple" xlink:href="http://www.guru99.com/parameterization-using-xml-and-dataproviders-selenium.html" text:style-name="Internet_20_link" text:visited-style-name="Visited_20_Internet_20_Link"/></text:p>
      <text:p text:style-name="Standard"><text:a xlink:type="simple" xlink:href="http://www.guru99.com/parameterization-using-xml-and-dataproviders-selenium.html" text:style-name="Internet_20_link" text:visited-style-name="Visited_20_Internet_20_Link">http://www.guru99.com/parameterization-using-xml-and-dataproviders-selenium.html</text:a></text:p>
      <text:p text:style-name="Standard">To pass multiple data to the application at runtime, we need to parameterize our test scripts</text:p>
      <text:p text:style-name="Standard">There are two ways by which we can achieve parameterization in TestNG:</text:p>
      <text:list xml:id="list2069244826761959203" text:style-name="L1">
        <text:list-item>
          <text:p text:style-name="P10">With the help of Parameters annotation and TestNG XML file: @Parameters({"name","searchKey"})</text:p>
        </text:list-item>
        <text:list-item>
          <text:p text:style-name="P10">With the help of DataProvider annotation: @DataProvider(name="SearchProvider")</text:p>
        </text:list-item>
      </text:list>
      <text:p text:style-name="Standard"/>
      <text:p text:style-name="Standard">We should use DataProvider annotation (lưu ý đến mảng 2 chiều) because it supports multiple sets of data better than Parameters</text:p>
      <text:p text:style-name="Standard"/>
      <text:p text:style-name="Standard"/>
      <text:p text:style-name="Standard"/>
      <text:p text:style-name="P1"><text:span text:style-name="T1">By default, the data provider will be looked for in the current test class or one of its base classes. If you want to put your data provider in a different class, it needs to be a static method and you specify the class where it can be found in the</text:span><text:span text:style-name="Teletype"><text:span text:style-name="T2">dataProviderClass</text:span></text:span><text:span text:style-name="T3"> </text:span><text:span text:style-name="T1">attribute</text:span> </text:p>
      <text:p text:style-name="P1"/>
      <text:p text:style-name="P3"><text:span text:style-name="T4">package</text:span><text:span text:style-name="T5"> com.pkg.parameters;</text:span></text:p>
      <text:p text:style-name="P2"/>
      <text:p text:style-name="P2"><text:span text:style-name="T4">import</text:span><text:span text:style-name="T5"> org.testng.annotations.DataProvider;</text:span></text:p>
      <text:p text:style-name="P2"/>
      <text:p text:style-name="P2"><text:span text:style-name="T4">public</text:span><text:span text:style-name="T5"> </text:span><text:span text:style-name="T4">class</text:span><text:span text:style-name="T5"> ParaClass {</text:span></text:p>
      <text:p text:style-name="P4"><text:tab/></text:p>
      <text:p text:style-name="P2"><text:span text:style-name="T5"><text:tab/></text:span><text:span text:style-name="T7">@DataProvider</text:span><text:span text:style-name="T5">(name=</text:span><text:span text:style-name="T8">"LogInData"</text:span><text:span text:style-name="T5">)</text:span></text:p>
      <text:p text:style-name="P2"><text:span text:style-name="T5"><text:tab/></text:span><text:span text:style-name="T4">public</text:span><text:span text:style-name="T5"> </text:span><text:span text:style-name="T4">static</text:span><text:span text:style-name="T5"> Object[][] getLogInData(){</text:span></text:p>
      <text:p text:style-name="P2"><text:span text:style-name="T5"><text:tab/><text:tab/></text:span><text:span text:style-name="T4">return</text:span><text:span text:style-name="T5"> </text:span><text:span text:style-name="T4">new</text:span><text:span text:style-name="T5"> Object[][] {</text:span></text:p>
      <text:p text:style-name="P2"><text:span text:style-name="T5"><text:tab/><text:tab/><text:tab/><text:tab/>{</text:span><text:span text:style-name="T8">""</text:span><text:span text:style-name="T5">,</text:span><text:span text:style-name="T8">""</text:span><text:span text:style-name="T5">},</text:span></text:p>
      <text:p text:style-name="P2"><text:span text:style-name="T5"><text:tab/><text:tab/><text:tab/><text:tab/>{</text:span><text:span text:style-name="T8">"abc"</text:span><text:span text:style-name="T5">,</text:span><text:span text:style-name="T8">"123"</text:span><text:span text:style-name="T5">},</text:span></text:p>
      <text:p text:style-name="P2"><text:span text:style-name="T5"><text:tab/><text:tab/><text:tab/><text:tab/>{</text:span><text:span text:style-name="T8">"minhqlrt"</text:span><text:span text:style-name="T5">,</text:span><text:span text:style-name="T8">"password"</text:span><text:span text:style-name="T5">}</text:span></text:p>
      <text:p text:style-name="P4"><text:tab/><text:tab/>};</text:p>
      <text:p text:style-name="P4"><text:tab/>}</text:p>
      <text:p text:style-name="P2"/>
      <text:p text:style-name="P4">}</text:p>
      <text:p text:style-name="P1"/>
      <text:p text:style-name="P1"/>
      <text:p text:style-name="P1"/>
      <text:p text:style-name="P1"/>
      <text:p text:style-name="P3"><text:span text:style-name="T4">package</text:span><text:span text:style-name="T5"> com.pkg.test;</text:span></text:p>
      <text:p text:style-name="P2"/>
      <text:p text:style-name="P2"><text:span text:style-name="T4">import</text:span><text:span text:style-name="T5"> org.openqa.selenium.WebDriver;</text:span></text:p>
      <text:p text:style-name="P2"><text:span text:style-name="T4">import</text:span><text:span text:style-name="T5"> org.openqa.selenium.firefox.FirefoxDriver;</text:span></text:p>
      <text:p text:style-name="P2"><text:span text:style-name="T4">import</text:span><text:span text:style-name="T5"> org.testng.annotations.Test;</text:span></text:p>
      <text:p text:style-name="P2"/>
      <text:p text:style-name="P2"><text:span text:style-name="T4">import</text:span><text:span text:style-name="T5"> com.pkg.po.LogInPage;</text:span></text:p>
      <text:p text:style-name="P2"/>
      <text:p text:style-name="P2"><text:span text:style-name="T4">public</text:span><text:span text:style-name="T5"> </text:span><text:span text:style-name="T4">class</text:span><text:span text:style-name="T5"> LogInTest {</text:span></text:p>
      <text:p text:style-name="P4"><text:tab/></text:p>
      <text:p text:style-name="P4"><text:tab/></text:p>
      <text:p text:style-name="P2"><text:span text:style-name="T5"><text:tab/></text:span><text:span text:style-name="T7">@Test</text:span><text:span text:style-name="T5">(dataProvider=</text:span><text:span text:style-name="T8">"logInDataProvider"</text:span><text:span text:style-name="T5">,dataProviderClass=com.pkg.parameters.ParaClass.</text:span><text:span text:style-name="T4">class</text:span><text:span text:style-name="T5">)</text:span></text:p>
      <text:p text:style-name="P2"><text:span text:style-name="T5"><text:tab/></text:span><text:span text:style-name="T4">public</text:span><text:span text:style-name="T5"> </text:span><text:span text:style-name="T4">void</text:span><text:span text:style-name="T5"> LogInTestMethod(String </text:span><text:span text:style-name="T9">username</text:span><text:span text:style-name="T5">, String </text:span><text:span text:style-name="T9">password</text:span><text:span text:style-name="T5">) {</text:span></text:p>
      <text:p text:style-name="P2"><text:soft-page-break/><text:span text:style-name="T5"><text:tab/><text:tab/>WebDriver </text:span><text:span text:style-name="T9">driver</text:span><text:span text:style-name="T5"> = </text:span><text:span text:style-name="T4">new</text:span><text:span text:style-name="T5"> FirefoxDriver();</text:span></text:p>
      <text:p text:style-name="P2"><text:span text:style-name="T5"><text:tab/><text:tab/></text:span><text:span text:style-name="T9">driver</text:span><text:span text:style-name="T5">.get(</text:span><text:span text:style-name="T8">"http://localhost:3080/SimpleSite/"</text:span><text:span text:style-name="T5">);</text:span></text:p>
      <text:p text:style-name="P2"><text:span text:style-name="T5"><text:tab/><text:tab/>LogInPage.</text:span><text:span text:style-name="T6">username</text:span><text:span text:style-name="T5">(</text:span><text:span text:style-name="T9">driver</text:span><text:span text:style-name="T5">).sendKeys(</text:span><text:span text:style-name="T9">username</text:span><text:span text:style-name="T5">);</text:span></text:p>
      <text:p text:style-name="P2"><text:span text:style-name="T5"><text:tab/><text:tab/>LogInPage.</text:span><text:span text:style-name="T6">password</text:span><text:span text:style-name="T5">(</text:span><text:span text:style-name="T9">driver</text:span><text:span text:style-name="T5">).sendKeys(</text:span><text:span text:style-name="T9">password</text:span><text:span text:style-name="T5">);</text:span></text:p>
      <text:p text:style-name="P2"><text:span text:style-name="T5"><text:tab/><text:tab/>LogInPage.</text:span><text:span text:style-name="T6">submit</text:span><text:span text:style-name="T5">(</text:span><text:span text:style-name="T9">driver</text:span><text:span text:style-name="T5">).click();</text:span></text:p>
      <text:p text:style-name="P4"><text:tab/>}</text:p>
      <text:p text:style-name="P2"/>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Lucida Grande" svg:font-family="'Lucida Grande', Tahoma, Verdan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MS PGothic" style:font-name-complex="Courier New"/>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8M12S</meta:editing-duration>
    <meta:editing-cycles>21</meta:editing-cycles>
    <meta:generator>OpenOffice/4.1.1$Win32 OpenOffice.org_project/411m6$Build-9775</meta:generator>
    <dc:date>2016-02-04T13:27:56.01</dc:date>
    <meta:document-statistic meta:table-count="0" meta:image-count="0" meta:object-count="1" meta:page-count="3" meta:paragraph-count="83" meta:word-count="333" meta:character-count="316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8in"/>
    </style:style>
    <style:style style:name="co2" style:family="table-column">
      <style:table-column-properties fo:break-before="auto" style:column-width="1.5291in"/>
    </style:style>
    <style:style style:name="co3" style:family="table-column">
      <style:table-column-properties fo:break-before="auto" style:column-width="0.8925in"/>
    </style:style>
    <style:style style:name="co4" style:family="table-column">
      <style:table-column-properties fo:break-before="auto" style:column-width="3.1244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TC-001</text:p>
          </table:table-cell>
          <table:table-cell table:number-columns-repeated="2"/>
          <table:table-cell office:value-type="string">
            <text:p>Username and password are required</text:p>
          </table:table-cell>
        </table:table-row>
        <table:table-row table:style-name="ro1">
          <table:table-cell office:value-type="string">
            <text:p>TC-002</text:p>
          </table:table-cell>
          <table:table-cell table:number-columns-repeated="2" office:value-type="string">
            <text:p>test</text:p>
          </table:table-cell>
          <table:table-cell office:value-type="string">
            <text:p>Incorrect username or password</text:p>
          </table:table-cell>
        </table:table-row>
        <table:table-row table:style-name="ro1">
          <table:table-cell office:value-type="string">
            <text:p>TC-003</text:p>
          </table:table-cell>
          <table:table-cell office:value-type="string">
            <text:p>@#$%^</text:p>
          </table:table-cell>
          <table:table-cell office:value-type="string">
            <text:p>%$^#%%#</text:p>
          </table:table-cell>
          <table:table-cell office:value-type="string">
            <text:p>Incorrect username or password</text:p>
          </table:table-cell>
        </table:table-row>
        <table:table-row table:style-name="ro1">
          <table:table-cell office:value-type="string">
            <text:p>TC-004</text:p>
          </table:table-cell>
          <table:table-cell/>
          <table:table-cell office:value-type="string">
            <text:p>abc</text:p>
          </table:table-cell>
          <table:table-cell office:value-type="string">
            <text:p>Username and password are required</text:p>
          </table:table-cell>
        </table:table-row>
        <table:table-row table:style-name="ro1">
          <table:table-cell office:value-type="string">
            <text:p>TC-005</text:p>
          </table:table-cell>
          <table:table-cell office:value-type="string">
            <text:p>minhqlrt</text:p>
          </table:table-cell>
          <table:table-cell/>
          <table:table-cell office:value-type="string">
            <text:p>Username and password are required</text:p>
          </table:table-cell>
        </table:table-row>
        <table:table-row table:style-name="ro1">
          <table:table-cell office:value-type="string">
            <text:p>TC-006</text:p>
          </table:table-cell>
          <table:table-cell office:value-type="string">
            <text:p>minhqlrt</text:p>
          </table:table-cell>
          <table:table-cell office:value-type="string">
            <text:p>Password</text:p>
          </table:table-cell>
          <table:table-cell office:value-type="string">
            <text:p>tes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4">02/04/2016</text:date>, <text:time>11:48:39</text:time></text:p>
        </style:region-right>
      </style:header>
      <style:header-left style:display="false"/>
      <style:footer>
        <text:p>Page <text:page-number>1</text:page-number> / <text:page-count>99</text:page-count></text:p>
      </style:footer>
      <style:footer-left style:display="false"/>
    </style:master-page>
  </office:master-styles>
</office:document-styles>
</file>